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OleObj20" manifest:media-type="application/octet-stream"/>
  <manifest:file-entry manifest:full-path="OleObj21" manifest:media-type="application/octet-stream"/>
  <manifest:file-entry manifest:full-path="OleObj22" manifest:media-type="application/octet-stream"/>
  <manifest:file-entry manifest:full-path="OleObj23" manifest:media-type="application/octet-stream"/>
  <manifest:file-entry manifest:full-path="OleObj24" manifest:media-type="application/octet-stream"/>
  <manifest:file-entry manifest:full-path="OleObj2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office:automatic-styles>
  <office:body>
    <office:text>
      <text:p text:style-name="P1"><text:span text:style-name="T1">Matthew Witzig</text:span></text:p>
      <text:p text:style-name="P1"><text:span text:style-name="T1">Lab 6: Continue Setup</text:span></text:p>
      <text:p text:style-name="P1"><text:span text:style-name="T1"/></text:p>
      <text:p text:style-name="P1"><text:span text:style-name="T1">Checking repository for Ubuntu:</text:span></text:p>
      <text:p text:style-name="P1"><text:span text:style-name="T1">Command is grep ^[^#] /etc/apt/sources.list</text:span></text:p>
      <text:p text:style-name="P2"><draw:frame text:anchor-type="as-char" svg:width="152.40mm" svg:height="38.10mm" style:rel-width="scale" style:rel-height="scale"><draw:object-ole xlink:href="OleObj1"/><draw:image xlink:href="ObjectReplacements/OleObj1"/></draw:frame><text:span text:style-name="T1"/></text:p>
      <text:p text:style-name="P2"><text:span text:style-name="T1">You should listen to "What's Up, Danger?" while tinkering with focal-security multiverse. Just saying.</text:span></text:p>
      <text:p text:style-name="P2"><text:span text:style-name="T1">Checking repository for CentoOS:</text:span></text:p>
      <text:p text:style-name="P2"><text:span text:style-name="T1">Command is sudo yum repolist</text:span></text:p>
      <text:p text:style-name="P2"><draw:frame text:anchor-type="as-char" svg:width="152.40mm" svg:height="56.73mm" style:rel-width="scale" style:rel-height="scale"><draw:object-ole xlink:href="OleObj2"/><draw:image xlink:href="ObjectReplacements/OleObj2"/></draw:frame><text:span text:style-name="T1"/></text:p>
      <text:p text:style-name="P2"><text:span text:style-name="T1">Use the power of sudo here to make sure it works. Sudo is mighty.</text:span></text:p>
      <text:p text:style-name="P2"><text:span text:style-name="T1">To add a repository, the command is simply:</text:span></text:p>
      <text:p text:style-name="P2"><text:span text:style-name="T1">sudo add-apt-repository</text:span></text:p>
      <text:p text:style-name="P2"><text:span text:style-name="T1">Next we'll install tmux on Ubuntu and CentOS, starting with Ubuntu. The command for installing on Ubuntu is:</text:span></text:p>
      <text:p text:style-name="P2"><text:span text:style-name="T1">sudo apt-get update</text:span></text:p>
      <text:p text:style-name="P2"><text:span text:style-name="T1">sudo apt-get install tmux</text:span></text:p>
      <text:p text:style-name="P2"><draw:frame text:anchor-type="as-char" svg:width="152.40mm" svg:height="37.89mm" style:rel-width="scale" style:rel-height="scale"><draw:object-ole xlink:href="OleObj3"/><draw:image xlink:href="ObjectReplacements/OleObj3"/></draw:frame><text:span text:style-name="T1"/></text:p>
      <text:p text:style-name="P2"><text:span text:style-name="T1">This system already has tmux installed, so all we get here is a message saying no update.</text:span></text:p>
      <text:p text:style-name="P2"><draw:frame text:anchor-type="as-char" svg:width="139.70mm" svg:height="36.83mm" style:rel-width="scale" style:rel-height="scale"><draw:object-ole xlink:href="OleObj4"/><draw:image xlink:href="ObjectReplacements/OleObj4"/></draw:frame><text:span text:style-name="T1"/></text:p>
      <text:p text:style-name="P2"><text:span text:style-name="T1">Now it's CentOS time! The command we'll use here is:</text:span></text:p>
      <text:p text:style-name="P2"><text:span text:style-name="T1">sudo yum -y install tmux</text:span></text:p>
      <text:p text:style-name="P2"><draw:frame text:anchor-type="as-char" svg:width="152.40mm" svg:height="111.55mm" style:rel-width="scale" style:rel-height="scale"><draw:object-ole xlink:href="OleObj5"/><draw:image xlink:href="ObjectReplacements/OleObj5"/></draw:frame><text:span text:style-name="T1"/></text:p>
      <text:p text:style-name="P2"><text:span text:style-name="T1">Next we install emacs on both servers, starting with ubuntu.</text:span></text:p>
      <text:p text:style-name="P2"><text:span text:style-name="T1">For ubuntu the install command is:</text:span></text:p>
      <text:p text:style-name="P2"><text:span text:style-name="T1">sudo add-apt-repository ppa:kelleyk/emacs</text:span></text:p>
      <text:p text:style-name="P2"><text:span text:style-name="T1">[give your password]</text:span></text:p>
      <text:p text:style-name="P2"><text:span text:style-name="T1">sudo apt update</text:span></text:p>
      <text:p text:style-name="P2"><text:span text:style-name="T1">sudo apt install emacs26-nox</text:span></text:p>
      <text:p text:style-name="P2"><draw:frame text:anchor-type="as-char" svg:width="152.40mm" svg:height="106.26mm" style:rel-width="scale" style:rel-height="scale"><draw:object-ole xlink:href="OleObj6"/><draw:image xlink:href="ObjectReplacements/OleObj6"/></draw:frame><text:span text:style-name="T1"/></text:p>
      <text:p text:style-name="P2"><draw:frame text:anchor-type="as-char" svg:width="152.40mm" svg:height="34.50mm" style:rel-width="scale" style:rel-height="scale"><draw:object-ole xlink:href="OleObj7"/><draw:image xlink:href="ObjectReplacements/OleObj7"/></draw:frame><text:span text:style-name="T1"/></text:p>
      <text:p text:style-name="P2"><draw:frame text:anchor-type="as-char" svg:width="151.55mm" svg:height="49.53mm" style:rel-width="scale" style:rel-height="scale"><draw:object-ole xlink:href="OleObj8"/><draw:image xlink:href="ObjectReplacements/OleObj8"/></draw:frame><text:span text:style-name="T1"/></text:p>
      <text:p text:style-name="P2"><draw:frame text:anchor-type="as-char" svg:width="152.40mm" svg:height="105.83mm" style:rel-width="scale" style:rel-height="scale"><draw:object-ole xlink:href="OleObj9"/><draw:image xlink:href="ObjectReplacements/OleObj9"/></draw:frame><text:span text:style-name="T1"/></text:p>
      <text:p text:style-name="P2"><text:span text:style-name="T1">We used emacs26-nox here instead of regular emacs26 because this is a text-only interface. If we had a GUI up we'd go with the regular version.</text:span></text:p>
      <text:p text:style-name="P2"><text:span text:style-name="T1">For CentOS 7, the command is:</text:span></text:p>
      <text:p text:style-name="P2"><text:span text:style-name="T1">sudo yum install epel-release</text:span></text:p>
      <text:p text:style-name="P2"><text:span text:style-name="T1">sudo yum install emacs</text:span></text:p>
      <text:p text:style-name="P2"><draw:frame text:anchor-type="as-char" svg:width="152.40mm" svg:height="103.29mm" style:rel-width="scale" style:rel-height="scale"><draw:object-ole xlink:href="OleObj10"/><draw:image xlink:href="ObjectReplacements/OleObj10"/></draw:frame><text:span text:style-name="T1"/></text:p>
      <text:p text:style-name="P2"><draw:frame text:anchor-type="as-char" svg:width="152.40mm" svg:height="157.90mm" style:rel-width="scale" style:rel-height="scale"><draw:object-ole xlink:href="OleObj11"/><draw:image xlink:href="ObjectReplacements/OleObj11"/></draw:frame><text:span text:style-name="T1"/></text:p>
      <text:p text:style-name="P2"><text:span text:style-name="T1">Now to install Fail2Ban on both systems.</text:span></text:p>
      <text:p text:style-name="P2"><text:span text:style-name="T1">Ubuntu:</text:span></text:p>
      <text:p text:style-name="P2"><text:span text:style-name="T1">After insuring we're up to date we run the install. Remember to use sudo, as the magic of sudo will get us past the permission denied warnings. This could take a bit.</text:span></text:p>
      <text:p text:style-name="P2"><text:span text:style-name="T1">sudo apt-get update &amp;&amp; sudo apt-get upgrade -y</text:span></text:p>
      <text:p text:style-name="P2"><text:span text:style-name="T1">apt-get install fail2ban</text:span></text:p>
      <text:p text:style-name="P2"><draw:frame text:anchor-type="as-char" svg:width="152.40mm" svg:height="112.82mm" style:rel-width="scale" style:rel-height="scale"><draw:object-ole xlink:href="OleObj12"/><draw:image xlink:href="ObjectReplacements/OleObj12"/></draw:frame><text:span text:style-name="T1"/></text:p>
      <text:p text:style-name="P2"><text:span text:style-name="T1">Now install time!</text:span></text:p>
      <text:p text:style-name="P2"><draw:frame text:anchor-type="as-char" svg:width="152.40mm" svg:height="110.70mm" style:rel-width="scale" style:rel-height="scale"><draw:object-ole xlink:href="OleObj13"/><draw:image xlink:href="ObjectReplacements/OleObj13"/></draw:frame><text:span text:style-name="T1"/></text:p>
      <text:p text:style-name="P2"><text:span text:style-name="T1">Now for CentOS 7.</text:span></text:p>
      <text:p text:style-name="P2"><text:span text:style-name="T1">Again we're going to check the updates here.<text:s text:c="2"/>This could take a bit. The commands are:</text:span></text:p>
      <text:p text:style-name="P2"><text:span text:style-name="T1">sudo update &amp; sudo yum install epel-release</text:span></text:p>
      <text:p text:style-name="P2"><text:span text:style-name="T1">sudo yum install fail2ban</text:span></text:p>
      <text:p text:style-name="P2"><draw:frame text:anchor-type="as-char" svg:width="152.40mm" svg:height="147.96mm" style:rel-width="scale" style:rel-height="scale"><draw:object-ole xlink:href="OleObj14"/><draw:image xlink:href="ObjectReplacements/OleObj14"/></draw:frame><text:span text:style-name="T1"/></text:p>
      <text:p text:style-name="P2"><draw:frame text:anchor-type="as-char" svg:width="152.40mm" svg:height="110.07mm" style:rel-width="scale" style:rel-height="scale"><draw:object-ole xlink:href="OleObj15"/><draw:image xlink:href="ObjectReplacements/OleObj15"/></draw:frame><text:span text:style-name="T1"/></text:p>
      <text:p text:style-name="P2"><text:span text:style-name="T1">As a note for both installations, there are options with Fail2Ban. It can be set to have email support using the install command as before but with "sendmail" and with ubuntu can allow SSH access through the firewall with "ufw allow ssh" and "ufw enable."</text:span></text:p>
      <text:p text:style-name="P2"><draw:frame text:anchor-type="as-char" svg:width="120.86mm" svg:height="31.54mm" style:rel-width="scale" style:rel-height="scale"><draw:object-ole xlink:href="OleObj16"/><draw:image xlink:href="ObjectReplacements/OleObj16"/></draw:frame><text:span text:style-name="T1"/></text:p>
      <text:p text:style-name="P2"><text:span text:style-name="T1">To install cowsay on ubuntu use "sudo apt-get install cowsay"</text:span></text:p>
      <text:p text:style-name="P2"><draw:frame text:anchor-type="as-char" svg:width="152.40mm" svg:height="61.17mm" style:rel-width="scale" style:rel-height="scale"><draw:object-ole xlink:href="OleObj17"/><draw:image xlink:href="ObjectReplacements/OleObj17"/></draw:frame><text:span text:style-name="T1"/></text:p>
      <text:p text:style-name="P2"><text:span text:style-name="T1">In CentOS 7:</text:span></text:p>
      <text:p text:style-name="P2"><text:span text:style-name="T1">sudo yum install cowsay</text:span></text:p>
      <text:p text:style-name="P2"><draw:frame text:anchor-type="as-char" svg:width="152.40mm" svg:height="110.28mm" style:rel-width="scale" style:rel-height="scale"><draw:object-ole xlink:href="OleObj18"/><draw:image xlink:href="ObjectReplacements/OleObj18"/></draw:frame><text:span text:style-name="T1"/></text:p>
      <text:p text:style-name="P2"><text:span text:style-name="T1">And because why not, here's how to install lolcat on ubuntu and CentOS7:</text:span></text:p>
      <text:p text:style-name="P2"><text:span text:style-name="T1">For ubuntu:</text:span></text:p>
      <text:p text:style-name="P2"><text:span text:style-name="T1">sudo-get install -y lolcat</text:span></text:p>
      <text:p text:style-name="P2"><draw:frame text:anchor-type="as-char" svg:width="152.40mm" svg:height="158.75mm" style:rel-width="scale" style:rel-height="scale"><draw:object-ole xlink:href="OleObj19"/><draw:image xlink:href="ObjectReplacements/OleObj19"/></draw:frame><text:span text:style-name="T1"/></text:p>
      <text:p text:style-name="P2"><text:span text:style-name="T1">For CentOS 7 you'll first need to install ruby and then download lolcat from github:</text:span></text:p>
      <text:p text:style-name="P2"><text:span text:style-name="T1">sudo yum install ruby</text:span></text:p>
      <text:p text:style-name="P2"><text:span text:style-name="T1">wget<text:s/></text:span><text:a xlink:href="https://github.com/busyloop/lolcat/archive/master.zip"><text:span text:style-name="T2">https://github.com/busyloop/lolcat/archive/master.zip</text:span></text:a><text:span text:style-name="T3"/></text:p>
      <text:p text:style-name="P2"><text:span text:style-name="T3">unzip master.zip</text:span></text:p>
      <text:p text:style-name="P2"><text:span text:style-name="T3">cd lolcat-master/bin</text:span></text:p>
      <text:p text:style-name="P2"><text:span text:style-name="T3">gem install lolcat</text:span></text:p>
      <text:p text:style-name="P2"><text:span text:style-name="T3"/></text:p>
      <text:p text:style-name="P2"><draw:frame text:anchor-type="as-char" svg:width="152.40mm" svg:height="109.86mm" style:rel-width="scale" style:rel-height="scale"><draw:object-ole xlink:href="OleObj20"/><draw:image xlink:href="ObjectReplacements/OleObj20"/></draw:frame><text:span text:style-name="T3"/></text:p>
      <text:p text:style-name="P2"><draw:frame text:anchor-type="as-char" svg:width="152.40mm" svg:height="56.73mm" style:rel-width="scale" style:rel-height="scale"><draw:object-ole xlink:href="OleObj21"/><draw:image xlink:href="ObjectReplacements/OleObj21"/></draw:frame><text:span text:style-name="T3"/></text:p>
      <text:p text:style-name="P2"><draw:frame text:anchor-type="as-char" svg:width="126.37mm" svg:height="105.62mm" style:rel-width="scale" style:rel-height="scale"><draw:object-ole xlink:href="OleObj22"/><draw:image xlink:href="ObjectReplacements/OleObj22"/></draw:frame><text:span text:style-name="T3"/></text:p>
      <text:p text:style-name="P2"><draw:frame text:anchor-type="as-char" svg:width="111.97mm" svg:height="160.87mm" style:rel-width="scale" style:rel-height="scale"><draw:object-ole xlink:href="OleObj23"/><draw:image xlink:href="ObjectReplacements/OleObj23"/></draw:frame><text:span text:style-name="T3"/></text:p>
      <text:p text:style-name="P2"><text:span text:style-name="T3">Last thing we're going to do is update our VI to VIM.<text:s text:c="2"/>For ubuntu we've already updated the files in the previous stuff, but if you haven't the command is "sudo apt update." From there:</text:span></text:p>
      <text:p text:style-name="P2"><text:span text:style-name="T3">sudo apt search vim</text:span></text:p>
      <text:p text:style-name="P2"><text:span text:style-name="T3">sudo apt install vim</text:span></text:p>
      <text:p text:style-name="P2"><draw:frame text:anchor-type="as-char" svg:width="152.40mm" svg:height="152.82mm" style:rel-width="scale" style:rel-height="scale"><draw:object-ole xlink:href="OleObj24"/><draw:image xlink:href="ObjectReplacements/OleObj24"/></draw:frame><text:span text:style-name="T3"/></text:p>
      <text:p text:style-name="P2"><text:span text:style-name="T3">You can verify your vim installation using "vim --version."</text:span></text:p>
      <text:p text:style-name="P2"><text:span text:style-name="T3">Now for CentOS 7 it is similar.<text:s text:c="2"/>Use the following:</text:span></text:p>
      <text:p text:style-name="P2"><text:span text:style-name="T3">sudo yum install vim</text:span></text:p>
      <text:p text:style-name="P2"><draw:frame text:anchor-type="as-char" svg:width="152.40mm" svg:height="62.23mm" style:rel-width="scale" style:rel-height="scale"><draw:object-ole xlink:href="OleObj25"/><draw:image xlink:href="ObjectReplacements/OleObj25"/></draw:frame><text:span text:style-name="T3"/></text:p>
      <text:p text:style-name="P2"><text:span text:style-name="T3">And that's it!</text:span></text:p>
      <text:p text:style-name="P2"><text:span text:style-name="T3"/></text:p>
      <text:p text:style-name="P2"><text:span text:style-name="T3">Included in this process was adding ruby gems for lolcat. If we had wanted, we could have installed a bunch of perl and other language libraries for vim, but that's for another time. The main programs on both systems should also new be fully up to date with their latest builds.</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3"><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